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gfgdhgjytjyt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43:35.663921735</meta:creation-date>
    <dc:date>2019-03-13T19:43:51.939959564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5.1.6.2$Linux_X86_64 LibreOffice_project/10m0$Build-2</meta:generator>
  </office:meta>
</office:document-meta>
</file>